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_20_1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_20_1-outline1">
      <style:graphic-properties fo:min-height="8.884cm" loext:decorative="false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Default_20_1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ick to add Tit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lick to add Tex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Click to add Title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3" draw:style-name="dp1" draw:master-page-name="Default_20_1" presentation:presentation-page-layout-name="AL3T1">
        <draw:frame presentation:style-name="pr4" draw:layer="layout" svg:width="25.199cm" svg:height="2.629cm" svg:x="1.4cm" svg:y="0.628cm" presentation:class="title">
          <draw:text-box>
            <text:p>Click to add Tit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lick to add Tex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4" draw:style-name="dp1" draw:master-page-name="Default_20_1" presentation:presentation-page-layout-name="AL4T3">
        <draw:frame presentation:style-name="pr7" draw:layer="layout" svg:width="25.199cm" svg:height="2.629cm" svg:x="1.4cm" svg:y="0.628cm" presentation:class="title">
          <draw:text-box>
            <text:p>Click to add Titl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Click to add Tex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>Click to add Tex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9:55:55.645967825</meta:creation-date>
    <dc:date>2025-02-03T10:05:07.788425256</dc:date>
    <meta:editing-duration>PT9M15S</meta:editing-duration>
    <meta:editing-cycles>1</meta:editing-cycles>
    <meta:generator>Collabora_OfficeDev/24.04.12.2$Linux_X86_64 LibreOffice_project/f676426d3f543b022606657a34648594aae135cb</meta:generator>
    <meta:document-statistic meta:object-count="48"/>
  </office:meta>
</office:document-meta>
</file>